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056cm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2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2.39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3.2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3.451cm"/>
    </style:style>
    <style:style style:name="gr15" style:family="graphic" style:parent-style-name="standard">
      <style:graphic-properties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.84cm" svg:height="7.92cm" svg:x="1.5cm" svg:y="1.5cm">
          <text:p/>
        </draw:rect>
        <draw:rect draw:style-name="gr2" draw:text-style-name="P2" draw:layer="layout" svg:width="2.64cm" svg:height="2.2cm" svg:x="1.94cm" svg:y="2.82cm">
          <text:p text:style-name="P1"><text:span text:style-name="T1">Pakete </text:span></text:p>
          <text:p text:style-name="P1"><text:span text:style-name="T1">Lesen</text:span></text:p>
        </draw:rect>
        <draw:rect draw:style-name="gr2" draw:text-style-name="P2" draw:layer="layout" svg:width="3.52cm" svg:height="2.2cm" svg:x="7.66cm" svg:y="2.82cm">
          <text:p text:style-name="P1"><text:span text:style-name="T1">Pakete </text:span></text:p>
          <text:p text:style-name="P1"><text:span text:style-name="T1">Verarbeiten</text:span></text:p>
        </draw:rect>
        <draw:rect draw:style-name="gr2" draw:text-style-name="P2" draw:layer="layout" svg:width="3.08cm" svg:height="2.2cm" svg:x="13.82cm" svg:y="2.82cm">
          <text:p text:style-name="P1"><text:span text:style-name="T1">Pakete </text:span></text:p>
          <text:p text:style-name="P1"><text:span text:style-name="T1">Schreiben</text:span></text:p>
        </draw:rect>
        <draw:line draw:style-name="gr3" draw:text-style-name="P2" draw:layer="layout" svg:x1="4.58cm" svg:y1="4.14cm" svg:x2="7.66cm" svg:y2="4.14cm">
          <text:p text:style-name="P1"><text:span text:style-name="T1">gibt Paket</text:span></text:p>
          <text:p text:style-name="P1"><text:span text:style-name="T1">weiter</text:span></text:p>
        </draw:line>
        <draw:line draw:style-name="gr3" draw:text-style-name="P2" draw:layer="layout" svg:x1="11.18cm" svg:y1="4.14cm" svg:x2="13.82cm" svg:y2="4.14cm">
          <text:p text:style-name="P1"><text:span text:style-name="T1">erstellt</text:span></text:p>
          <text:p text:style-name="P1"><text:span text:style-name="T1">ggf.</text:span></text:p>
          <text:p text:style-name="P1"><text:span text:style-name="T1">neues</text:span></text:p>
          <text:p text:style-name="P1"><text:span text:style-name="T1">Paket</text:span></text:p>
        </draw:line>
        <draw:frame draw:style-name="gr4" draw:text-style-name="P3" draw:layer="layout" svg:width="1.768cm" svg:height="0.806cm" svg:x="8.642cm" svg:y="1.621cm">
          <draw:text-box>
            <text:p><text:span text:style-name="T1">Client</text:span></text:p>
          </draw:text-box>
        </draw:frame>
        <draw:rect draw:style-name="gr5" draw:text-style-name="P2" draw:layer="layout" svg:width="15.84cm" svg:height="2.2cm" svg:x="1.5cm" svg:y="10.3cm">
          <text:p text:style-name="P1"><text:span text:style-name="T1">Server</text:span></text:p>
        </draw:rect>
        <draw:line draw:style-name="gr6" draw:text-style-name="P1" draw:layer="layout" svg:x1="3.26cm" svg:y1="10.3cm" svg:x2="3.26cm" svg:y2="5.02cm">
          <text:p/>
        </draw:line>
        <draw:line draw:style-name="gr6" draw:text-style-name="P1" draw:layer="layout" svg:x1="15.58cm" svg:y1="5.02cm" svg:x2="15.58cm" svg:y2="10.3cm">
          <text:p/>
        </draw:line>
        <draw:custom-shape draw:style-name="gr7" draw:text-style-name="P2" draw:layer="layout" svg:width="3.52cm" svg:height="2.2cm" svg:x="7.66cm" svg:y="6.78cm">
          <text:p text:style-name="P1"><text:span text:style-name="T1">Spielw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42cm" svg:y1="5.02cm" svg:x2="9.42cm" svg:y2="6.78cm">
          <text:p/>
        </draw:line>
        <draw:frame draw:style-name="gr8" draw:text-style-name="P3" draw:layer="layout" svg:width="3.199cm" svg:height="1.361cm" svg:x="8.015cm" svg:y="5.02cm">
          <draw:text-box>
            <text:p><text:span text:style-name="T1">Änderungen</text:span></text:p>
            <text:p text:style-name="P1"><text:span text:style-name="T1">durchführen</text:span></text:p>
          </draw:text-box>
        </draw:frame>
        <draw:line draw:style-name="gr6" draw:text-style-name="P1" draw:layer="layout" svg:x1="11.18cm" svg:y1="7.66cm" svg:x2="13.82cm" svg:y2="5.02cm">
          <text:p/>
        </draw:line>
        <draw:frame draw:style-name="gr9" draw:text-style-name="P2" draw:layer="layout" svg:width="3.288cm" svg:height="1.361cm" svg:x="11.28cm" svg:y="5.8cm">
          <draw:text-box>
            <text:p text:style-name="P1"><text:span text:style-name="T1">erstellt ggf.</text:span></text:p>
            <text:p text:style-name="P1"><text:span text:style-name="T1">neue Pakete</text:span></text:p>
          </draw:text-box>
        </draw:frame>
        <draw:custom-shape draw:style-name="gr10" draw:text-style-name="P1" draw:layer="layout" svg:width="0.44cm" svg:height="0.44cm" svg:x="10.652cm" svg:y="2.90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0.5cm" svg:height="0.5cm" svg:x="2cm" svg:y="13.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3" draw:layer="layout" svg:width="5.514cm" svg:height="0.806cm" svg:x="2.3cm" svg:y="13cm">
          <draw:text-box>
            <text:p><text:span text:style-name="T1">: Paket-Warteschlange</text:span></text:p>
          </draw:text-box>
        </draw:frame>
        <draw:rect draw:style-name="gr12" draw:text-style-name="P1" draw:layer="layout" svg:width="0.5cm" svg:height="0.5cm" svg:x="2cm" svg:y="13.969cm">
          <text:p/>
        </draw:rect>
        <draw:frame draw:style-name="gr11" draw:text-style-name="P3" draw:layer="layout" svg:width="2.339cm" svg:height="0.806cm" svg:x="2.3cm" svg:y="13.819cm">
          <draw:text-box>
            <text:p><text:span text:style-name="T1">: Thread</text:span></text:p>
          </draw:text-box>
        </draw:frame>
        <draw:frame draw:style-name="gr13" draw:text-style-name="P4" draw:layer="layout" svg:width="4.215cm" svg:height="0.64cm" svg:x="13.1cm" svg:y="10.36cm">
          <draw:text-box>
            <text:p><text:span text:style-name="T2">[Java-DataInputStream]</text:span></text:p>
          </draw:text-box>
        </draw:frame>
        <draw:frame draw:style-name="gr14" draw:text-style-name="P4" draw:layer="layout" svg:width="4.49cm" svg:height="0.64cm" svg:x="1.5cm" svg:y="10.3cm">
          <draw:text-box>
            <text:p><text:span text:style-name="T2">[Java-DataOutputStream]</text:span></text:p>
          </draw:text-box>
        </draw:frame>
        <draw:circle draw:style-name="gr15" draw:text-style-name="P1" draw:layer="layout" svg:width="0.5cm" svg:height="0.5cm" svg:x="2cm" svg:y="14.69cm">
          <text:p/>
        </draw:circle>
        <draw:frame draw:style-name="gr11" draw:text-style-name="P3" draw:layer="layout" svg:width="2.386cm" svg:height="0.806cm" svg:x="2.3cm" svg:y="14.537cm">
          <draw:text-box>
            <text:p><text:span text:style-name="T1">: Instanz</text:span></text:p>
          </draw:text-box>
        </draw:frame>
        <draw:custom-shape draw:style-name="gr10" draw:text-style-name="P1" draw:layer="layout" svg:width="0.44cm" svg:height="0.44cm" svg:x="16.372cm" svg:y="2.90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6T10:47:54.37</meta:creation-date>
    <dc:date>2012-03-07T13:35:56.89</dc:date>
    <meta:editing-duration>PT1H50M14S</meta:editing-duration>
    <meta:editing-cycles>17</meta:editing-cycles>
    <meta:generator>OpenOffice.org/3.3$Win32 OpenOffice.org_project/330m20$Build-9567</meta:generator>
    <meta:print-date>2012-03-07T08:54:57.90</meta:print-date>
    <meta:document-statistic meta:object-count="25"/>
  </office:meta>
</office:document-meta>
</file>